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74CA69AF62AC59EC.jpg" manifest:media-type="image/jpeg"/>
  <manifest:file-entry manifest:full-path="Pictures/1000000000000670000008F13172FE9A75C1BD4E.jpg" manifest:media-type="image/jpeg"/>
  <manifest:file-entry manifest:full-path="Pictures/1000000000000670000008F19B600859AC44F06B.jpg" manifest:media-type="image/jpeg"/>
  <manifest:file-entry manifest:full-path="Pictures/1000000000000670000008F13E0D1ED7B2FC4CA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paragraph" svg:width="17.59cm" svg:height="24.43cm" draw:z-index="3"><draw:image xlink:href="Pictures/1000000000000670000008F174CA69AF62AC59EC.jpg" xlink:type="simple" xlink:show="embed" xlink:actuate="onLoad" loext:mime-type="image/jpeg"/></draw:frame></text:p>
      <text:p text:style-name="P1"><draw:frame draw:style-name="fr2" draw:name="Image1" text:anchor-type="paragraph" svg:x="-0.238cm" svg:y="-0.025cm" svg:width="17.59cm" svg:height="24.43cm" draw:z-index="0"><draw:image xlink:href="Pictures/1000000000000670000008F19B600859AC44F06B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3E0D1ED7B2FC4CA2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3172FE9A75C1BD4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2-02T10:28:04.425000000</dc:date>
    <meta:editing-duration>PT1M6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